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56mm" svg:height="158.37mm" svg:x="65.02mm" svg:y="31.54mm">
            <draw:object draw:notify-on-update-of-ranges="Sheet1.D1:Sheet1.D1 Sheet1.D2:Sheet1.D31 Sheet1.F1:Sheet1.F1 Sheet1.F2:Sheet1.F31 Sheet1.D1:Sheet1.D1 Sheet1.D2:Sheet1.D31 Sheet1.G1:Sheet1.G1 Sheet1.G2:Sheet1.G31 Sheet1.D1:Sheet1.D1 Sheet1.D2:Sheet1.D31 Sheet1.H1:Sheet1.H1 Sheet1.H2:Sheet1.H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M1_QC39</text:p>
          </table:table-cell>
          <table:table-cell office:value-type="string" calcext:value-type="string">
            <text:p>AM1_QC172</text:p>
          </table:table-cell>
          <table:table-cell office:value-type="string" calcext:value-type="string">
            <text:p>AM1_QC38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8617743" calcext:value-type="float">
            <text:p>0,9628617743</text:p>
          </table:table-cell>
          <table:table-cell office:value-type="float" office:value="2.231230316978" calcext:value-type="float">
            <text:p>2,231230316978</text:p>
          </table:table-cell>
          <table:table-cell table:formula="of:=[.B2]-[.C2]" office:value-type="float" office:value="-1.268368542678" calcext:value-type="float">
            <text:p>-1,268368542678</text:p>
          </table:table-cell>
          <table:table-cell office:value-type="float" office:value="-9726.93489602" calcext:value-type="float">
            <text:p>-9726,93489602</text:p>
          </table:table-cell>
          <table:table-cell table:formula="of:=[.E2]-[.E$2]" office:value-type="float" office:value="0" calcext:value-type="float">
            <text:p>0</text:p>
          </table:table-cell>
          <table:table-cell office:value-type="float" office:value="17.922584552141" calcext:value-type="float">
            <text:p>17,922584552141</text:p>
          </table:table-cell>
          <table:table-cell office:value-type="float" office:value="50.995834869844" calcext:value-type="float">
            <text:p>50,99583486984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6147423535" calcext:value-type="float">
            <text:p>0,966147423535</text:p>
          </table:table-cell>
          <table:table-cell office:value-type="float" office:value="2.135167755711" calcext:value-type="float">
            <text:p>2,135167755711</text:p>
          </table:table-cell>
          <table:table-cell table:formula="of:=[.B3]-[.C3]" office:value-type="float" office:value="-1.169020332176" calcext:value-type="float">
            <text:p>-1,169020332176</text:p>
          </table:table-cell>
          <table:table-cell office:value-type="float" office:value="-9728.56967249" calcext:value-type="float">
            <text:p>-9728,56967249</text:p>
          </table:table-cell>
          <table:table-cell table:formula="of:=[.E3]-[.E$2]" office:value-type="float" office:value="-1.63477647000036" calcext:value-type="float">
            <text:p>-1,63477647000036</text:p>
          </table:table-cell>
          <table:table-cell office:value-type="float" office:value="14.944924865713" calcext:value-type="float">
            <text:p>14,944924865713</text:p>
          </table:table-cell>
          <table:table-cell office:value-type="float" office:value="46.629476507873" calcext:value-type="float">
            <text:p>46,62947650787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1241988625" calcext:value-type="float">
            <text:p>0,971241988625</text:p>
          </table:table-cell>
          <table:table-cell office:value-type="float" office:value="2.041858958272" calcext:value-type="float">
            <text:p>2,041858958272</text:p>
          </table:table-cell>
          <table:table-cell table:formula="of:=[.B4]-[.C4]" office:value-type="float" office:value="-1.070616969647" calcext:value-type="float">
            <text:p>-1,070616969647</text:p>
          </table:table-cell>
          <table:table-cell office:value-type="float" office:value="-9729.23820658" calcext:value-type="float">
            <text:p>-9729,23820658</text:p>
          </table:table-cell>
          <table:table-cell table:formula="of:=[.E4]-[.E$2]" office:value-type="float" office:value="-2.30331055999886" calcext:value-type="float">
            <text:p>-2,30331055999886</text:p>
          </table:table-cell>
          <table:table-cell office:value-type="float" office:value="12.598852541721" calcext:value-type="float">
            <text:p>12,598852541721</text:p>
          </table:table-cell>
          <table:table-cell office:value-type="float" office:value="43.313233276882" calcext:value-type="float">
            <text:p>43,3132332768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8901663968" calcext:value-type="float">
            <text:p>0,978901663968</text:p>
          </table:table-cell>
          <table:table-cell office:value-type="float" office:value="1.951857222637" calcext:value-type="float">
            <text:p>1,951857222637</text:p>
          </table:table-cell>
          <table:table-cell table:formula="of:=[.B5]-[.C5]" office:value-type="float" office:value="-0.972955558669" calcext:value-type="float">
            <text:p>-0,972955558669</text:p>
          </table:table-cell>
          <table:table-cell office:value-type="float" office:value="-9728.36171477" calcext:value-type="float">
            <text:p>-9728,36171477</text:p>
          </table:table-cell>
          <table:table-cell table:formula="of:=[.E5]-[.E$2]" office:value-type="float" office:value="-1.42681875000017" calcext:value-type="float">
            <text:p>-1,42681875000017</text:p>
          </table:table-cell>
          <table:table-cell office:value-type="float" office:value="11.606835588951" calcext:value-type="float">
            <text:p>11,606835588951</text:p>
          </table:table-cell>
          <table:table-cell office:value-type="float" office:value="41.799380040075" calcext:value-type="float">
            <text:p>41,79938004007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350781335" calcext:value-type="float">
            <text:p>0,989350781335</text:p>
          </table:table-cell>
          <table:table-cell office:value-type="float" office:value="1.865359356446" calcext:value-type="float">
            <text:p>1,865359356446</text:p>
          </table:table-cell>
          <table:table-cell table:formula="of:=[.B6]-[.C6]" office:value-type="float" office:value="-0.876008575111" calcext:value-type="float">
            <text:p>-0,876008575111</text:p>
          </table:table-cell>
          <table:table-cell office:value-type="float" office:value="-9725.28880499" calcext:value-type="float">
            <text:p>-9725,28880499</text:p>
          </table:table-cell>
          <table:table-cell table:formula="of:=[.E6]-[.E$2]" office:value-type="float" office:value="1.64609103000112" calcext:value-type="float">
            <text:p>1,64609103000112</text:p>
          </table:table-cell>
          <table:table-cell office:value-type="float" office:value="12.295214802078" calcext:value-type="float">
            <text:p>12,295214802078</text:p>
          </table:table-cell>
          <table:table-cell office:value-type="float" office:value="42.225185850981" calcext:value-type="float">
            <text:p>42,22518585098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2564866272" calcext:value-type="float">
            <text:p>1,002564866272</text:p>
          </table:table-cell>
          <table:table-cell office:value-type="float" office:value="1.78197899136" calcext:value-type="float">
            <text:p>1,78197899136</text:p>
          </table:table-cell>
          <table:table-cell table:formula="of:=[.B7]-[.C7]" office:value-type="float" office:value="-0.779414125088" calcext:value-type="float">
            <text:p>-0,779414125088</text:p>
          </table:table-cell>
          <table:table-cell office:value-type="float" office:value="-9719.58807" calcext:value-type="float">
            <text:p>-9719,58807</text:p>
          </table:table-cell>
          <table:table-cell table:formula="of:=[.E7]-[.E$2]" office:value-type="float" office:value="7.34682602000066" calcext:value-type="float">
            <text:p>7,34682602000066</text:p>
          </table:table-cell>
          <table:table-cell office:value-type="float" office:value="15.192194146788" calcext:value-type="float">
            <text:p>15,192194146788</text:p>
          </table:table-cell>
          <table:table-cell office:value-type="float" office:value="44.716392590104" calcext:value-type="float">
            <text:p>44,7163925901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7465067646" calcext:value-type="float">
            <text:p>1,017465067646</text:p>
          </table:table-cell>
          <table:table-cell office:value-type="float" office:value="1.700005229486" calcext:value-type="float">
            <text:p>1,700005229486</text:p>
          </table:table-cell>
          <table:table-cell table:formula="of:=[.B8]-[.C8]" office:value-type="float" office:value="-0.68254016184" calcext:value-type="float">
            <text:p>-0,68254016184</text:p>
          </table:table-cell>
          <table:table-cell office:value-type="float" office:value="-9711.22031846" calcext:value-type="float">
            <text:p>-9711,22031846</text:p>
          </table:table-cell>
          <table:table-cell table:formula="of:=[.E8]-[.E$2]" office:value-type="float" office:value="15.7145775600002" calcext:value-type="float">
            <text:p>15,7145775600002</text:p>
          </table:table-cell>
          <table:table-cell office:value-type="float" office:value="21.46710604201" calcext:value-type="float">
            <text:p>21,46710604201</text:p>
          </table:table-cell>
          <table:table-cell office:value-type="float" office:value="50.52129483389" calcext:value-type="float">
            <text:p>50,5212948338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3973748555" calcext:value-type="float">
            <text:p>1,033973748555</text:p>
          </table:table-cell>
          <table:table-cell office:value-type="float" office:value="1.618371638858" calcext:value-type="float">
            <text:p>1,618371638858</text:p>
          </table:table-cell>
          <table:table-cell table:formula="of:=[.B9]-[.C9]" office:value-type="float" office:value="-0.584397890303" calcext:value-type="float">
            <text:p>-0,584397890303</text:p>
          </table:table-cell>
          <table:table-cell office:value-type="float" office:value="-9700.73090945" calcext:value-type="float">
            <text:p>-9700,73090945</text:p>
          </table:table-cell>
          <table:table-cell table:formula="of:=[.E9]-[.E$2]" office:value-type="float" office:value="26.2039865700008" calcext:value-type="float">
            <text:p>26,2039865700008</text:p>
          </table:table-cell>
          <table:table-cell office:value-type="float" office:value="31.443977259753" calcext:value-type="float">
            <text:p>31,443977259753</text:p>
          </table:table-cell>
          <table:table-cell office:value-type="float" office:value="59.842391597749" calcext:value-type="float">
            <text:p>59,84239159774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46838321252" calcext:value-type="float">
            <text:p>1,046838321252</text:p>
          </table:table-cell>
          <table:table-cell office:value-type="float" office:value="1.528385558016" calcext:value-type="float">
            <text:p>1,528385558016</text:p>
          </table:table-cell>
          <table:table-cell table:formula="of:=[.B10]-[.C10]" office:value-type="float" office:value="-0.481547236764" calcext:value-type="float">
            <text:p>-0,481547236764</text:p>
          </table:table-cell>
          <table:table-cell office:value-type="float" office:value="-9692.44294538" calcext:value-type="float">
            <text:p>-9692,44294538</text:p>
          </table:table-cell>
          <table:table-cell table:formula="of:=[.E10]-[.E$2]" office:value-type="float" office:value="34.4919506400001" calcext:value-type="float">
            <text:p>34,4919506400001</text:p>
          </table:table-cell>
          <table:table-cell office:value-type="float" office:value="45.798316243134" calcext:value-type="float">
            <text:p>45,798316243134</text:p>
          </table:table-cell>
          <table:table-cell office:value-type="float" office:value="74.098060778018" calcext:value-type="float">
            <text:p>74,09806077801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7206047484" calcext:value-type="float">
            <text:p>1,067206047484</text:p>
          </table:table-cell>
          <table:table-cell office:value-type="float" office:value="1.447382892177" calcext:value-type="float">
            <text:p>1,447382892177</text:p>
          </table:table-cell>
          <table:table-cell table:formula="of:=[.B11]-[.C11]" office:value-type="float" office:value="-0.380176844693" calcext:value-type="float">
            <text:p>-0,380176844693</text:p>
          </table:table-cell>
          <table:table-cell office:value-type="float" office:value="-9684.14342896" calcext:value-type="float">
            <text:p>-9684,14342896</text:p>
          </table:table-cell>
          <table:table-cell table:formula="of:=[.E11]-[.E$2]" office:value-type="float" office:value="42.7914670600003" calcext:value-type="float">
            <text:p>42,7914670600003</text:p>
          </table:table-cell>
          <table:table-cell office:value-type="float" office:value="49.31909138769" calcext:value-type="float">
            <text:p>49,31909138769</text:p>
          </table:table-cell>
          <table:table-cell office:value-type="float" office:value="75.999224947147" calcext:value-type="float">
            <text:p>75,9992249471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2595790627" calcext:value-type="float">
            <text:p>1,092595790627</text:p>
          </table:table-cell>
          <table:table-cell office:value-type="float" office:value="1.370668774431" calcext:value-type="float">
            <text:p>1,370668774431</text:p>
          </table:table-cell>
          <table:table-cell table:formula="of:=[.B12]-[.C12]" office:value-type="float" office:value="-0.278072983804" calcext:value-type="float">
            <text:p>-0,278072983804</text:p>
          </table:table-cell>
          <table:table-cell office:value-type="float" office:value="-9677.36169898" calcext:value-type="float">
            <text:p>-9677,36169898</text:p>
          </table:table-cell>
          <table:table-cell table:formula="of:=[.E12]-[.E$2]" office:value-type="float" office:value="49.5731970400011" calcext:value-type="float">
            <text:p>49,5731970400011</text:p>
          </table:table-cell>
          <table:table-cell office:value-type="float" office:value="49.499439129275" calcext:value-type="float">
            <text:p>49,499439129275</text:p>
          </table:table-cell>
          <table:table-cell office:value-type="float" office:value="72.575551429358" calcext:value-type="float">
            <text:p>72,57555142935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25703417095" calcext:value-type="float">
            <text:p>1,125703417095</text:p>
          </table:table-cell>
          <table:table-cell office:value-type="float" office:value="1.301703639323" calcext:value-type="float">
            <text:p>1,301703639323</text:p>
          </table:table-cell>
          <table:table-cell table:formula="of:=[.B13]-[.C13]" office:value-type="float" office:value="-0.176000222228" calcext:value-type="float">
            <text:p>-0,176000222228</text:p>
          </table:table-cell>
          <table:table-cell office:value-type="float" office:value="-9672.25863839" calcext:value-type="float">
            <text:p>-9672,25863839</text:p>
          </table:table-cell>
          <table:table-cell table:formula="of:=[.E13]-[.E$2]" office:value-type="float" office:value="54.6762576300007" calcext:value-type="float">
            <text:p>54,6762576300007</text:p>
          </table:table-cell>
          <table:table-cell office:value-type="float" office:value="50.220526183683" calcext:value-type="float">
            <text:p>50,220526183683</text:p>
          </table:table-cell>
          <table:table-cell office:value-type="float" office:value="69.545521972434" calcext:value-type="float">
            <text:p>69,54552197243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66737115385" calcext:value-type="float">
            <text:p>1,166737115385</text:p>
          </table:table-cell>
          <table:table-cell office:value-type="float" office:value="1.241275791726" calcext:value-type="float">
            <text:p>1,241275791726</text:p>
          </table:table-cell>
          <table:table-cell table:formula="of:=[.B14]-[.C14]" office:value-type="float" office:value="-0.0745386763410001" calcext:value-type="float">
            <text:p>-0,074538676341</text:p>
          </table:table-cell>
          <table:table-cell office:value-type="float" office:value="-9668.47032153" calcext:value-type="float">
            <text:p>-9668,47032153</text:p>
          </table:table-cell>
          <table:table-cell table:formula="of:=[.E14]-[.E$2]" office:value-type="float" office:value="58.4645744900008" calcext:value-type="float">
            <text:p>58,4645744900008</text:p>
          </table:table-cell>
          <table:table-cell office:value-type="float" office:value="48.79803494473" calcext:value-type="float">
            <text:p>48,79803494473</text:p>
          </table:table-cell>
          <table:table-cell office:value-type="float" office:value="65.570114991622" calcext:value-type="float">
            <text:p>65,57011499162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6036170699" calcext:value-type="float">
            <text:p>1,216036170699</text:p>
          </table:table-cell>
          <table:table-cell office:value-type="float" office:value="1.188562047705" calcext:value-type="float">
            <text:p>1,188562047705</text:p>
          </table:table-cell>
          <table:table-cell table:formula="of:=[.B15]-[.C15]" office:value-type="float" office:value="0.0274741229939999" calcext:value-type="float">
            <text:p>0,027474122994</text:p>
          </table:table-cell>
          <table:table-cell office:value-type="float" office:value="-9666.27495075" calcext:value-type="float">
            <text:p>-9666,27495075</text:p>
          </table:table-cell>
          <table:table-cell table:formula="of:=[.E15]-[.E$2]" office:value-type="float" office:value="60.6599452700011" calcext:value-type="float">
            <text:p>60,6599452700011</text:p>
          </table:table-cell>
          <table:table-cell office:value-type="float" office:value="47.661617270383" calcext:value-type="float">
            <text:p>47,661617270383</text:p>
          </table:table-cell>
          <table:table-cell office:value-type="float" office:value="61.343730262475" calcext:value-type="float">
            <text:p>61,34373026247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2924760296" calcext:value-type="float">
            <text:p>1,272924760296</text:p>
          </table:table-cell>
          <table:table-cell office:value-type="float" office:value="1.144001447333" calcext:value-type="float">
            <text:p>1,144001447333</text:p>
          </table:table-cell>
          <table:table-cell table:formula="of:=[.B16]-[.C16]" office:value-type="float" office:value="0.128923312963" calcext:value-type="float">
            <text:p>0,128923312963</text:p>
          </table:table-cell>
          <table:table-cell office:value-type="float" office:value="-9665.22291435" calcext:value-type="float">
            <text:p>-9665,22291435</text:p>
          </table:table-cell>
          <table:table-cell table:formula="of:=[.E16]-[.E$2]" office:value-type="float" office:value="61.7119816699997" calcext:value-type="float">
            <text:p>61,7119816699997</text:p>
          </table:table-cell>
          <table:table-cell office:value-type="float" office:value="42.799663502825" calcext:value-type="float">
            <text:p>42,799663502825</text:p>
          </table:table-cell>
          <table:table-cell office:value-type="float" office:value="54.131924031994" calcext:value-type="float">
            <text:p>54,13192403199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38130453748" calcext:value-type="float">
            <text:p>1,338130453748</text:p>
          </table:table-cell>
          <table:table-cell office:value-type="float" office:value="1.107101280701" calcext:value-type="float">
            <text:p>1,107101280701</text:p>
          </table:table-cell>
          <table:table-cell table:formula="of:=[.B17]-[.C17]" office:value-type="float" office:value="0.231029173047" calcext:value-type="float">
            <text:p>0,231029173047</text:p>
          </table:table-cell>
          <table:table-cell office:value-type="float" office:value="-9666.16668762" calcext:value-type="float">
            <text:p>-9666,16668762</text:p>
          </table:table-cell>
          <table:table-cell table:formula="of:=[.E17]-[.E$2]" office:value-type="float" office:value="60.7682084000007" calcext:value-type="float">
            <text:p>60,7682084000007</text:p>
          </table:table-cell>
          <table:table-cell office:value-type="float" office:value="37.34687799653" calcext:value-type="float">
            <text:p>37,34687799653</text:p>
          </table:table-cell>
          <table:table-cell office:value-type="float" office:value="46.267830530345" calcext:value-type="float">
            <text:p>46,26783053034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1052620007" calcext:value-type="float">
            <text:p>1,41052620007</text:p>
          </table:table-cell>
          <table:table-cell office:value-type="float" office:value="1.078057539186" calcext:value-type="float">
            <text:p>1,078057539186</text:p>
          </table:table-cell>
          <table:table-cell table:formula="of:=[.B18]-[.C18]" office:value-type="float" office:value="0.332468660884" calcext:value-type="float">
            <text:p>0,332468660884</text:p>
          </table:table-cell>
          <table:table-cell office:value-type="float" office:value="-9667.996984" calcext:value-type="float">
            <text:p>-9667,996984</text:p>
          </table:table-cell>
          <table:table-cell table:formula="of:=[.E18]-[.E$2]" office:value-type="float" office:value="58.937912020001" calcext:value-type="float">
            <text:p>58,937912020001</text:p>
          </table:table-cell>
          <table:table-cell office:value-type="float" office:value="30.783308392096" calcext:value-type="float">
            <text:p>30,783308392096</text:p>
          </table:table-cell>
          <table:table-cell office:value-type="float" office:value="38.475924570681" calcext:value-type="float">
            <text:p>38,47592457068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89855605899" calcext:value-type="float">
            <text:p>1,489855605899</text:p>
          </table:table-cell>
          <table:table-cell office:value-type="float" office:value="1.055727353204" calcext:value-type="float">
            <text:p>1,055727353204</text:p>
          </table:table-cell>
          <table:table-cell table:formula="of:=[.B19]-[.C19]" office:value-type="float" office:value="0.434128252695" calcext:value-type="float">
            <text:p>0,434128252695</text:p>
          </table:table-cell>
          <table:table-cell office:value-type="float" office:value="-9671.17081399" calcext:value-type="float">
            <text:p>-9671,17081399</text:p>
          </table:table-cell>
          <table:table-cell table:formula="of:=[.E19]-[.E$2]" office:value-type="float" office:value="55.7640820300003" calcext:value-type="float">
            <text:p>55,7640820300003</text:p>
          </table:table-cell>
          <table:table-cell office:value-type="float" office:value="25.577609557895" calcext:value-type="float">
            <text:p>25,577609557895</text:p>
          </table:table-cell>
          <table:table-cell office:value-type="float" office:value="32.62795340607" calcext:value-type="float">
            <text:p>32,6279534060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82506065426" calcext:value-type="float">
            <text:p>1,582506065426</text:p>
          </table:table-cell>
          <table:table-cell office:value-type="float" office:value="1.045542998858" calcext:value-type="float">
            <text:p>1,045542998858</text:p>
          </table:table-cell>
          <table:table-cell table:formula="of:=[.B20]-[.C20]" office:value-type="float" office:value="0.536963066568" calcext:value-type="float">
            <text:p>0,536963066568</text:p>
          </table:table-cell>
          <table:table-cell office:value-type="float" office:value="-9675.92576781" calcext:value-type="float">
            <text:p>-9675,92576781</text:p>
          </table:table-cell>
          <table:table-cell table:formula="of:=[.E20]-[.E$2]" office:value-type="float" office:value="51.0091282100002" calcext:value-type="float">
            <text:p>51,0091282100002</text:p>
          </table:table-cell>
          <table:table-cell office:value-type="float" office:value="20.848076617989" calcext:value-type="float">
            <text:p>20,848076617989</text:p>
          </table:table-cell>
          <table:table-cell office:value-type="float" office:value="25.718771351942" calcext:value-type="float">
            <text:p>25,71877135194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78722946933" calcext:value-type="float">
            <text:p>1,678722946933</text:p>
          </table:table-cell>
          <table:table-cell office:value-type="float" office:value="1.040297382242" calcext:value-type="float">
            <text:p>1,040297382242</text:p>
          </table:table-cell>
          <table:table-cell table:formula="of:=[.B21]-[.C21]" office:value-type="float" office:value="0.638425564691" calcext:value-type="float">
            <text:p>0,638425564691</text:p>
          </table:table-cell>
          <table:table-cell office:value-type="float" office:value="-9682.63985359" calcext:value-type="float">
            <text:p>-9682,63985359</text:p>
          </table:table-cell>
          <table:table-cell table:formula="of:=[.E21]-[.E$2]" office:value-type="float" office:value="44.2950424299997" calcext:value-type="float">
            <text:p>44,2950424299997</text:p>
          </table:table-cell>
          <table:table-cell office:value-type="float" office:value="16.935187274601" calcext:value-type="float">
            <text:p>16,935187274601</text:p>
          </table:table-cell>
          <table:table-cell office:value-type="float" office:value="21.034342219242" calcext:value-type="float">
            <text:p>21,03434221924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68038277231" calcext:value-type="float">
            <text:p>1,768038277231</text:p>
          </table:table-cell>
          <table:table-cell office:value-type="float" office:value="1.030773638186" calcext:value-type="float">
            <text:p>1,030773638186</text:p>
          </table:table-cell>
          <table:table-cell table:formula="of:=[.B22]-[.C22]" office:value-type="float" office:value="0.737264639045" calcext:value-type="float">
            <text:p>0,737264639045</text:p>
          </table:table-cell>
          <table:table-cell office:value-type="float" office:value="-9689.48086476" calcext:value-type="float">
            <text:p>-9689,48086476</text:p>
          </table:table-cell>
          <table:table-cell table:formula="of:=[.E22]-[.E$2]" office:value-type="float" office:value="37.4540312600002" calcext:value-type="float">
            <text:p>37,4540312600002</text:p>
          </table:table-cell>
          <table:table-cell office:value-type="float" office:value="10.941129580438" calcext:value-type="float">
            <text:p>10,941129580438</text:p>
          </table:table-cell>
          <table:table-cell office:value-type="float" office:value="13.779507500334" calcext:value-type="float">
            <text:p>13,77950750033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5391332405" calcext:value-type="float">
            <text:p>1,85391332405</text:p>
          </table:table-cell>
          <table:table-cell office:value-type="float" office:value="1.019138617883" calcext:value-type="float">
            <text:p>1,019138617883</text:p>
          </table:table-cell>
          <table:table-cell table:formula="of:=[.B23]-[.C23]" office:value-type="float" office:value="0.834774706167" calcext:value-type="float">
            <text:p>0,834774706167</text:p>
          </table:table-cell>
          <table:table-cell office:value-type="float" office:value="-9694.84377936" calcext:value-type="float">
            <text:p>-9694,84377936</text:p>
          </table:table-cell>
          <table:table-cell table:formula="of:=[.E23]-[.E$2]" office:value-type="float" office:value="32.0911166599999" calcext:value-type="float">
            <text:p>32,0911166599999</text:p>
          </table:table-cell>
          <table:table-cell office:value-type="float" office:value="6.289935518862" calcext:value-type="float">
            <text:p>6,289935518862</text:p>
          </table:table-cell>
          <table:table-cell office:value-type="float" office:value="8.546943471807" calcext:value-type="float">
            <text:p>8,54694347180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41465595945" calcext:value-type="float">
            <text:p>1,941465595945</text:p>
          </table:table-cell>
          <table:table-cell office:value-type="float" office:value="1.00928428962" calcext:value-type="float">
            <text:p>1,00928428962</text:p>
          </table:table-cell>
          <table:table-cell table:formula="of:=[.B24]-[.C24]" office:value-type="float" office:value="0.932181306325" calcext:value-type="float">
            <text:p>0,932181306325</text:p>
          </table:table-cell>
          <table:table-cell office:value-type="float" office:value="-9698.1298602" calcext:value-type="float">
            <text:p>-9698,1298602</text:p>
          </table:table-cell>
          <table:table-cell table:formula="of:=[.E24]-[.E$2]" office:value-type="float" office:value="28.8050358199998" calcext:value-type="float">
            <text:p>28,8050358199998</text:p>
          </table:table-cell>
          <table:table-cell office:value-type="float" office:value="2.343012239708" calcext:value-type="float">
            <text:p>2,343012239708</text:p>
          </table:table-cell>
          <table:table-cell office:value-type="float" office:value="3.497131343471" calcext:value-type="float">
            <text:p>3,49713134347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33082966848" calcext:value-type="float">
            <text:p>2,033082966848</text:p>
          </table:table-cell>
          <table:table-cell office:value-type="float" office:value="1.002748309233" calcext:value-type="float">
            <text:p>1,002748309233</text:p>
          </table:table-cell>
          <table:table-cell table:formula="of:=[.B25]-[.C25]" office:value-type="float" office:value="1.030334657615" calcext:value-type="float">
            <text:p>1,030334657615</text:p>
          </table:table-cell>
          <table:table-cell office:value-type="float" office:value="-9699.48617373" calcext:value-type="float">
            <text:p>-9699,48617373</text:p>
          </table:table-cell>
          <table:table-cell table:formula="of:=[.E25]-[.E$2]" office:value-type="float" office:value="27.4487222900007" calcext:value-type="float">
            <text:p>27,4487222900007</text:p>
          </table:table-cell>
          <table:table-cell office:value-type="float" office:value="1.410414113239" calcext:value-type="float">
            <text:p>1,410414113239</text:p>
          </table:table-cell>
          <table:table-cell office:value-type="float" office:value="2.067400143886" calcext:value-type="float">
            <text:p>2,06740014388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24514092515" calcext:value-type="float">
            <text:p>2,124514092515</text:p>
          </table:table-cell>
          <table:table-cell office:value-type="float" office:value="0.996198076816" calcext:value-type="float">
            <text:p>0,996198076816</text:p>
          </table:table-cell>
          <table:table-cell table:formula="of:=[.B26]-[.C26]" office:value-type="float" office:value="1.128316015699" calcext:value-type="float">
            <text:p>1,128316015699</text:p>
          </table:table-cell>
          <table:table-cell office:value-type="float" office:value="-9699.25339883" calcext:value-type="float">
            <text:p>-9699,25339883</text:p>
          </table:table-cell>
          <table:table-cell table:formula="of:=[.E26]-[.E$2]" office:value-type="float" office:value="27.6814971900003" calcext:value-type="float">
            <text:p>27,68149719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20721169088" calcext:value-type="float">
            <text:p>2,220721169088</text:p>
          </table:table-cell>
          <table:table-cell office:value-type="float" office:value="0.993161910794" calcext:value-type="float">
            <text:p>0,993161910794</text:p>
          </table:table-cell>
          <table:table-cell table:formula="of:=[.B27]-[.C27]" office:value-type="float" office:value="1.227559258294" calcext:value-type="float">
            <text:p>1,227559258294</text:p>
          </table:table-cell>
          <table:table-cell office:value-type="float" office:value="-9698.09700903" calcext:value-type="float">
            <text:p>-9698,09700903</text:p>
          </table:table-cell>
          <table:table-cell table:formula="of:=[.E27]-[.E$2]" office:value-type="float" office:value="28.8378869900007" calcext:value-type="float">
            <text:p>28,8378869900007</text:p>
          </table:table-cell>
          <table:table-cell office:value-type="float" office:value="2.253470174286" calcext:value-type="float">
            <text:p>2,253470174286</text:p>
          </table:table-cell>
          <table:table-cell office:value-type="float" office:value="3.663508242753" calcext:value-type="float">
            <text:p>3,663508242753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16304901281" calcext:value-type="float">
            <text:p>2,316304901281</text:p>
          </table:table-cell>
          <table:table-cell office:value-type="float" office:value="0.989851009766" calcext:value-type="float">
            <text:p>0,989851009766</text:p>
          </table:table-cell>
          <table:table-cell table:formula="of:=[.B28]-[.C28]" office:value-type="float" office:value="1.326453891515" calcext:value-type="float">
            <text:p>1,326453891515</text:p>
          </table:table-cell>
          <table:table-cell office:value-type="float" office:value="-9696.04433259" calcext:value-type="float">
            <text:p>-9696,04433259</text:p>
          </table:table-cell>
          <table:table-cell table:formula="of:=[.E28]-[.E$2]" office:value-type="float" office:value="30.8905634300008" calcext:value-type="float">
            <text:p>30,8905634300008</text:p>
          </table:table-cell>
          <table:table-cell office:value-type="float" office:value="2.421432104953" calcext:value-type="float">
            <text:p>2,421432104953</text:p>
          </table:table-cell>
          <table:table-cell office:value-type="float" office:value="2.613700300011" calcext:value-type="float">
            <text:p>2,61370030001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414221541692" calcext:value-type="float">
            <text:p>2,414221541692</text:p>
          </table:table-cell>
          <table:table-cell office:value-type="float" office:value="0.988156661409" calcext:value-type="float">
            <text:p>0,988156661409</text:p>
          </table:table-cell>
          <table:table-cell table:formula="of:=[.B29]-[.C29]" office:value-type="float" office:value="1.426064880283" calcext:value-type="float">
            <text:p>1,426064880283</text:p>
          </table:table-cell>
          <table:table-cell office:value-type="float" office:value="-9693.52236449" calcext:value-type="float">
            <text:p>-9693,52236449</text:p>
          </table:table-cell>
          <table:table-cell table:formula="of:=[.E29]-[.E$2]" office:value-type="float" office:value="33.4125315300007" calcext:value-type="float">
            <text:p>33,4125315300007</text:p>
          </table:table-cell>
          <table:table-cell office:value-type="float" office:value="3.674761060192" calcext:value-type="float">
            <text:p>3,674761060192</text:p>
          </table:table-cell>
          <table:table-cell office:value-type="float" office:value="4.492575847478" calcext:value-type="float">
            <text:p>4,49257584747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510546419936" calcext:value-type="float">
            <text:p>2,510546419936</text:p>
          </table:table-cell>
          <table:table-cell office:value-type="float" office:value="0.985134192496" calcext:value-type="float">
            <text:p>0,985134192496</text:p>
          </table:table-cell>
          <table:table-cell table:formula="of:=[.B30]-[.C30]" office:value-type="float" office:value="1.52541222744" calcext:value-type="float">
            <text:p>1,52541222744</text:p>
          </table:table-cell>
          <table:table-cell office:value-type="float" office:value="-9690.46917574" calcext:value-type="float">
            <text:p>-9690,46917574</text:p>
          </table:table-cell>
          <table:table-cell table:formula="of:=[.E30]-[.E$2]" office:value-type="float" office:value="36.4657202800008" calcext:value-type="float">
            <text:p>36,4657202800008</text:p>
          </table:table-cell>
          <table:table-cell office:value-type="float" office:value="5.027960694595" calcext:value-type="float">
            <text:p>5,027960694595</text:p>
          </table:table-cell>
          <table:table-cell office:value-type="float" office:value="4.771495651994" calcext:value-type="float">
            <text:p>4,77149565199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09358163994" calcext:value-type="float">
            <text:p>2,609358163994</text:p>
          </table:table-cell>
          <table:table-cell office:value-type="float" office:value="0.984032207844" calcext:value-type="float">
            <text:p>0,984032207844</text:p>
          </table:table-cell>
          <table:table-cell table:formula="of:=[.B31]-[.C31]" office:value-type="float" office:value="1.62532595615" calcext:value-type="float">
            <text:p>1,62532595615</text:p>
          </table:table-cell>
          <table:table-cell office:value-type="float" office:value="-9687.26217446" calcext:value-type="float">
            <text:p>-9687,26217446</text:p>
          </table:table-cell>
          <table:table-cell table:formula="of:=[.E31]-[.E$2]" office:value-type="float" office:value="39.6727215600004" calcext:value-type="float">
            <text:p>39,6727215600004</text:p>
          </table:table-cell>
          <table:table-cell office:value-type="float" office:value="7.268239032617" calcext:value-type="float">
            <text:p>7,268239032617</text:p>
          </table:table-cell>
          <table:table-cell office:value-type="float" office:value="8.213727346852" calcext:value-type="float">
            <text:p>8,213727346852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29:11.933240392</meta:creation-date>
    <dc:date>2019-10-04T09:59:01.595733191</dc:date>
    <meta:editing-duration>PT8M58S</meta:editing-duration>
    <meta:editing-cycles>2</meta:editing-cycles>
    <meta:generator>LibreOffice/6.1.4.2$Linux_X86_64 LibreOffice_project/10$Build-2</meta:generator>
    <meta:document-statistic meta:table-count="1" meta:cell-count="24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57cm" svg:height="15.838cm" xlink:href=".." xlink:type="simple" chart:class="chart:scatter" chart:style-name="ch1">
        <chart:legend chart:legend-position="end" svg:x="24.855cm" svg:y="7.122cm" style:legend-expansion="high" chart:style-name="ch2"/>
        <chart:plot-area chart:style-name="ch3" table:cell-range-address="Sheet1.D1:Sheet1.D31 Sheet1.F1:Sheet1.H31" chart:data-source-has-labels="row" svg:x="0.563cm" svg:y="0.316cm" svg:width="23.729cm" svg:height="15.206cm">
          <chartooo:coordinate-region svg:x="0.854cm" svg:y="0.515cm" svg:width="23.344cm" svg:height="14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1" chart:label-cell-address="Sheet1.F1:Sheet1.F1" chart:class="chart:scatter">
            <chart:domain table:cell-range-address="Sheet1.D2:Sheet1.D31"/>
            <chart:data-point chart:repeated="30"/>
          </chart:series>
          <chart:series chart:style-name="ch7" chart:values-cell-range-address="Sheet1.G2:Sheet1.G31" chart:label-cell-address="Sheet1.G1:Sheet1.G1" chart:class="chart:scatter">
            <chart:data-point chart:repeated="30"/>
          </chart:series>
          <chart:series chart:style-name="ch8" chart:values-cell-range-address="Sheet1.H2:Sheet1.H31" chart:label-cell-address="Sheet1.H1:Sheet1.H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M1_QC39</text:p>
                <draw:g>
                  <svg:desc>Sheet1.F1:Sheet1.F1</svg:desc>
                </draw:g>
              </table:table-cell>
              <table:table-cell office:value-type="string">
                <text:p>AM1_QC172</text:p>
                <draw:g>
                  <svg:desc>Sheet1.G1:Sheet1.G1</svg:desc>
                </draw:g>
              </table:table-cell>
              <table:table-cell office:value-type="string">
                <text:p>AM1_QC386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68368542678">
                <text:p>-1.268368542678</text:p>
                <draw:g>
                  <svg:desc>Sheet1.D2:Sheet1.D31</svg:desc>
                </draw:g>
              </table:table-cell>
              <table:table-cell office:value-type="float" office:value="0">
                <text:p>0</text:p>
                <draw:g>
                  <svg:desc>Sheet1.F2:Sheet1.F31</svg:desc>
                </draw:g>
              </table:table-cell>
              <table:table-cell office:value-type="float" office:value="17.922584552141">
                <text:p>17.922584552141</text:p>
                <draw:g>
                  <svg:desc>Sheet1.G2:Sheet1.G31</svg:desc>
                </draw:g>
              </table:table-cell>
              <table:table-cell office:value-type="float" office:value="50.995834869844">
                <text:p>50.995834869844</text:p>
                <draw:g>
                  <svg:desc>Sheet1.H2:Sheet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69020332176">
                <text:p>-1.169020332176</text:p>
              </table:table-cell>
              <table:table-cell office:value-type="float" office:value="-1.63477647000036">
                <text:p>-1.63477647000036</text:p>
              </table:table-cell>
              <table:table-cell office:value-type="float" office:value="14.944924865713">
                <text:p>14.944924865713</text:p>
              </table:table-cell>
              <table:table-cell office:value-type="float" office:value="46.629476507873">
                <text:p>46.62947650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70616969647">
                <text:p>-1.070616969647</text:p>
              </table:table-cell>
              <table:table-cell office:value-type="float" office:value="-2.30331055999886">
                <text:p>-2.30331055999886</text:p>
              </table:table-cell>
              <table:table-cell office:value-type="float" office:value="12.598852541721">
                <text:p>12.598852541721</text:p>
              </table:table-cell>
              <table:table-cell office:value-type="float" office:value="43.313233276882">
                <text:p>43.31323327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2955558669">
                <text:p>-0.972955558669</text:p>
              </table:table-cell>
              <table:table-cell office:value-type="float" office:value="-1.42681875000017">
                <text:p>-1.42681875000017</text:p>
              </table:table-cell>
              <table:table-cell office:value-type="float" office:value="11.606835588951">
                <text:p>11.606835588951</text:p>
              </table:table-cell>
              <table:table-cell office:value-type="float" office:value="41.799380040075">
                <text:p>41.79938004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76008575111">
                <text:p>-0.876008575111</text:p>
              </table:table-cell>
              <table:table-cell office:value-type="float" office:value="1.64609103000112">
                <text:p>1.64609103000112</text:p>
              </table:table-cell>
              <table:table-cell office:value-type="float" office:value="12.295214802078">
                <text:p>12.295214802078</text:p>
              </table:table-cell>
              <table:table-cell office:value-type="float" office:value="42.225185850981">
                <text:p>42.22518585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79414125088">
                <text:p>-0.779414125088</text:p>
              </table:table-cell>
              <table:table-cell office:value-type="float" office:value="7.34682602000066">
                <text:p>7.34682602000066</text:p>
              </table:table-cell>
              <table:table-cell office:value-type="float" office:value="15.192194146788">
                <text:p>15.192194146788</text:p>
              </table:table-cell>
              <table:table-cell office:value-type="float" office:value="44.716392590104">
                <text:p>44.716392590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8254016184">
                <text:p>-0.68254016184</text:p>
              </table:table-cell>
              <table:table-cell office:value-type="float" office:value="15.7145775600002">
                <text:p>15.7145775600002</text:p>
              </table:table-cell>
              <table:table-cell office:value-type="float" office:value="21.46710604201">
                <text:p>21.46710604201</text:p>
              </table:table-cell>
              <table:table-cell office:value-type="float" office:value="50.52129483389">
                <text:p>50.52129483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4397890303">
                <text:p>-0.584397890303</text:p>
              </table:table-cell>
              <table:table-cell office:value-type="float" office:value="26.2039865700008">
                <text:p>26.2039865700008</text:p>
              </table:table-cell>
              <table:table-cell office:value-type="float" office:value="31.443977259753">
                <text:p>31.443977259753</text:p>
              </table:table-cell>
              <table:table-cell office:value-type="float" office:value="59.842391597749">
                <text:p>59.84239159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1547236764">
                <text:p>-0.481547236764</text:p>
              </table:table-cell>
              <table:table-cell office:value-type="float" office:value="34.4919506400001">
                <text:p>34.4919506400001</text:p>
              </table:table-cell>
              <table:table-cell office:value-type="float" office:value="45.798316243134">
                <text:p>45.798316243134</text:p>
              </table:table-cell>
              <table:table-cell office:value-type="float" office:value="74.098060778018">
                <text:p>74.098060778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0176844693">
                <text:p>-0.380176844693</text:p>
              </table:table-cell>
              <table:table-cell office:value-type="float" office:value="42.7914670600003">
                <text:p>42.7914670600003</text:p>
              </table:table-cell>
              <table:table-cell office:value-type="float" office:value="49.31909138769">
                <text:p>49.31909138769</text:p>
              </table:table-cell>
              <table:table-cell office:value-type="float" office:value="75.999224947147">
                <text:p>75.999224947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8072983804">
                <text:p>-0.278072983804</text:p>
              </table:table-cell>
              <table:table-cell office:value-type="float" office:value="49.5731970400011">
                <text:p>49.5731970400011</text:p>
              </table:table-cell>
              <table:table-cell office:value-type="float" office:value="49.499439129275">
                <text:p>49.499439129275</text:p>
              </table:table-cell>
              <table:table-cell office:value-type="float" office:value="72.575551429358">
                <text:p>72.575551429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6000222228">
                <text:p>-0.176000222228</text:p>
              </table:table-cell>
              <table:table-cell office:value-type="float" office:value="54.6762576300007">
                <text:p>54.6762576300007</text:p>
              </table:table-cell>
              <table:table-cell office:value-type="float" office:value="50.220526183683">
                <text:p>50.220526183683</text:p>
              </table:table-cell>
              <table:table-cell office:value-type="float" office:value="69.545521972434">
                <text:p>69.545521972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45386763410001">
                <text:p>-0.0745386763410001</text:p>
              </table:table-cell>
              <table:table-cell office:value-type="float" office:value="58.4645744900008">
                <text:p>58.4645744900008</text:p>
              </table:table-cell>
              <table:table-cell office:value-type="float" office:value="48.79803494473">
                <text:p>48.79803494473</text:p>
              </table:table-cell>
              <table:table-cell office:value-type="float" office:value="65.570114991622">
                <text:p>65.570114991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4741229939999">
                <text:p>0.0274741229939999</text:p>
              </table:table-cell>
              <table:table-cell office:value-type="float" office:value="60.6599452700011">
                <text:p>60.6599452700011</text:p>
              </table:table-cell>
              <table:table-cell office:value-type="float" office:value="47.661617270383">
                <text:p>47.661617270383</text:p>
              </table:table-cell>
              <table:table-cell office:value-type="float" office:value="61.343730262475">
                <text:p>61.34373026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923312963">
                <text:p>0.128923312963</text:p>
              </table:table-cell>
              <table:table-cell office:value-type="float" office:value="61.7119816699997">
                <text:p>61.7119816699997</text:p>
              </table:table-cell>
              <table:table-cell office:value-type="float" office:value="42.799663502825">
                <text:p>42.799663502825</text:p>
              </table:table-cell>
              <table:table-cell office:value-type="float" office:value="54.131924031994">
                <text:p>54.131924031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029173047">
                <text:p>0.231029173047</text:p>
              </table:table-cell>
              <table:table-cell office:value-type="float" office:value="60.7682084000007">
                <text:p>60.7682084000007</text:p>
              </table:table-cell>
              <table:table-cell office:value-type="float" office:value="37.34687799653">
                <text:p>37.34687799653</text:p>
              </table:table-cell>
              <table:table-cell office:value-type="float" office:value="46.267830530345">
                <text:p>46.26783053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2468660884">
                <text:p>0.332468660884</text:p>
              </table:table-cell>
              <table:table-cell office:value-type="float" office:value="58.937912020001">
                <text:p>58.937912020001</text:p>
              </table:table-cell>
              <table:table-cell office:value-type="float" office:value="30.783308392096">
                <text:p>30.783308392096</text:p>
              </table:table-cell>
              <table:table-cell office:value-type="float" office:value="38.475924570681">
                <text:p>38.47592457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128252695">
                <text:p>0.434128252695</text:p>
              </table:table-cell>
              <table:table-cell office:value-type="float" office:value="55.7640820300003">
                <text:p>55.7640820300003</text:p>
              </table:table-cell>
              <table:table-cell office:value-type="float" office:value="25.577609557895">
                <text:p>25.577609557895</text:p>
              </table:table-cell>
              <table:table-cell office:value-type="float" office:value="32.62795340607">
                <text:p>32.62795340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963066568">
                <text:p>0.536963066568</text:p>
              </table:table-cell>
              <table:table-cell office:value-type="float" office:value="51.0091282100002">
                <text:p>51.0091282100002</text:p>
              </table:table-cell>
              <table:table-cell office:value-type="float" office:value="20.848076617989">
                <text:p>20.848076617989</text:p>
              </table:table-cell>
              <table:table-cell office:value-type="float" office:value="25.718771351942">
                <text:p>25.718771351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8425564691">
                <text:p>0.638425564691</text:p>
              </table:table-cell>
              <table:table-cell office:value-type="float" office:value="44.2950424299997">
                <text:p>44.2950424299997</text:p>
              </table:table-cell>
              <table:table-cell office:value-type="float" office:value="16.935187274601">
                <text:p>16.935187274601</text:p>
              </table:table-cell>
              <table:table-cell office:value-type="float" office:value="21.034342219242">
                <text:p>21.034342219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7264639045">
                <text:p>0.737264639045</text:p>
              </table:table-cell>
              <table:table-cell office:value-type="float" office:value="37.4540312600002">
                <text:p>37.4540312600002</text:p>
              </table:table-cell>
              <table:table-cell office:value-type="float" office:value="10.941129580438">
                <text:p>10.941129580438</text:p>
              </table:table-cell>
              <table:table-cell office:value-type="float" office:value="13.779507500334">
                <text:p>13.779507500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4774706167">
                <text:p>0.834774706167</text:p>
              </table:table-cell>
              <table:table-cell office:value-type="float" office:value="32.0911166599999">
                <text:p>32.0911166599999</text:p>
              </table:table-cell>
              <table:table-cell office:value-type="float" office:value="6.289935518862">
                <text:p>6.289935518862</text:p>
              </table:table-cell>
              <table:table-cell office:value-type="float" office:value="8.546943471807">
                <text:p>8.54694347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181306325">
                <text:p>0.932181306325</text:p>
              </table:table-cell>
              <table:table-cell office:value-type="float" office:value="28.8050358199998">
                <text:p>28.8050358199998</text:p>
              </table:table-cell>
              <table:table-cell office:value-type="float" office:value="2.343012239708">
                <text:p>2.343012239708</text:p>
              </table:table-cell>
              <table:table-cell office:value-type="float" office:value="3.497131343471">
                <text:p>3.497131343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0334657615">
                <text:p>1.030334657615</text:p>
              </table:table-cell>
              <table:table-cell office:value-type="float" office:value="27.4487222900007">
                <text:p>27.4487222900007</text:p>
              </table:table-cell>
              <table:table-cell office:value-type="float" office:value="1.410414113239">
                <text:p>1.410414113239</text:p>
              </table:table-cell>
              <table:table-cell office:value-type="float" office:value="2.067400143886">
                <text:p>2.067400143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8316015699">
                <text:p>1.128316015699</text:p>
              </table:table-cell>
              <table:table-cell office:value-type="float" office:value="27.6814971900003">
                <text:p>27.68149719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7559258294">
                <text:p>1.227559258294</text:p>
              </table:table-cell>
              <table:table-cell office:value-type="float" office:value="28.8378869900007">
                <text:p>28.8378869900007</text:p>
              </table:table-cell>
              <table:table-cell office:value-type="float" office:value="2.253470174286">
                <text:p>2.253470174286</text:p>
              </table:table-cell>
              <table:table-cell office:value-type="float" office:value="3.663508242753">
                <text:p>3.663508242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6453891515">
                <text:p>1.326453891515</text:p>
              </table:table-cell>
              <table:table-cell office:value-type="float" office:value="30.8905634300008">
                <text:p>30.8905634300008</text:p>
              </table:table-cell>
              <table:table-cell office:value-type="float" office:value="2.421432104953">
                <text:p>2.421432104953</text:p>
              </table:table-cell>
              <table:table-cell office:value-type="float" office:value="2.613700300011">
                <text:p>2.61370030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26064880283">
                <text:p>1.426064880283</text:p>
              </table:table-cell>
              <table:table-cell office:value-type="float" office:value="33.4125315300007">
                <text:p>33.4125315300007</text:p>
              </table:table-cell>
              <table:table-cell office:value-type="float" office:value="3.674761060192">
                <text:p>3.674761060192</text:p>
              </table:table-cell>
              <table:table-cell office:value-type="float" office:value="4.492575847478">
                <text:p>4.492575847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41222744">
                <text:p>1.52541222744</text:p>
              </table:table-cell>
              <table:table-cell office:value-type="float" office:value="36.4657202800008">
                <text:p>36.4657202800008</text:p>
              </table:table-cell>
              <table:table-cell office:value-type="float" office:value="5.027960694595">
                <text:p>5.027960694595</text:p>
              </table:table-cell>
              <table:table-cell office:value-type="float" office:value="4.771495651994">
                <text:p>4.771495651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532595615">
                <text:p>1.62532595615</text:p>
              </table:table-cell>
              <table:table-cell office:value-type="float" office:value="39.6727215600004">
                <text:p>39.6727215600004</text:p>
              </table:table-cell>
              <table:table-cell office:value-type="float" office:value="7.268239032617">
                <text:p>7.268239032617</text:p>
              </table:table-cell>
              <table:table-cell office:value-type="float" office:value="8.213727346852">
                <text:p>8.213727346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